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f3ae" officeooo:paragraph-rsid="000ef3ae"/>
    </style:style>
    <style:style style:name="P2" style:family="paragraph" style:parent-style-name="Standard">
      <style:text-properties officeooo:rsid="000ef3ae" officeooo:paragraph-rsid="000ef3ae"/>
    </style:style>
    <style:style style:name="P3" style:family="paragraph" style:parent-style-name="Standard">
      <style:text-properties officeooo:rsid="000f17f3" officeooo:paragraph-rsid="000f1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ings.Trim</text:p>
      <text:p text:style-name="P1">strings.LeftTrim</text:p>
      <text:p text:style-name="P1">strings.TrimPrefix</text:p>
      <text:p text:style-name="P3">1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6:38:00.580724965</meta:creation-date>
    <dc:date>2020-05-26T13:47:08.019879911</dc:date>
    <meta:editing-duration>PT2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4" meta:character-count="49" meta:non-whitespace-character-count="49"/>
  </office:meta>
</office:document-meta>
</file>